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1" calcext:value-type="float">
            <text:p>821</text:p>
          </table:table-cell>
          <table:table-cell table:style-name="ce7" table:formula="of:=COUNTIF([.B7:.B999];&quot;X&quot;)" office:value-type="float" office:value="699" calcext:value-type="float">
            <text:p>699</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74" calcext:value-type="float">
            <text:p>8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13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2">00/00/0000</text:date>, <text:time style:data-style-name="N2" text:time-value="18:55:49.6396037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2T18:57:37.877035297</dc:date>
    <meta:editing-duration>PT23H6M31S</meta:editing-duration>
    <meta:editing-cycles>812</meta:editing-cycles>
    <meta:document-statistic meta:table-count="1" meta:cell-count="4942" meta:object-count="0"/>
  </office:meta>
</office:document-meta>
</file>